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line-height-at-least="0.45cm" fo:text-align="start" style:justify-single-word="false" fo:orphans="2" fo:widows="2" fo:text-indent="0cm" style:auto-text-indent="false" fo:background-color="transparent" fo:padding="0cm" fo:border="none">
        <style:background-image/>
      </style:paragraph-properties>
      <style:text-properties fo:color="#000000" style:font-name="Droid Sans" fo:font-size="14pt" style:font-size-asian="14pt" style:font-size-complex="14pt"/>
    </style:style>
    <style:style style:name="P2" style:family="paragraph" style:parent-style-name="Standard">
      <style:text-properties fo:color="#000000" style:font-name="Droid Sans" fo:font-size="14pt" style:font-size-asian="14pt" style:font-size-complex="14pt"/>
    </style:style>
    <style:style style:name="P3" style:family="paragraph" style:parent-style-name="Standard">
      <style:text-properties fo:color="#000000" style:font-name="Droid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style:font-name="Droid Sans" fo:font-size="14pt" fo:letter-spacing="normal" fo:font-style="normal" fo:font-weight="normal" style:font-size-asian="14pt" style:font-size-complex="14pt"/>
    </style:style>
    <style:style style:name="T2" style:family="text">
      <style:text-properties fo:color="#000000" style:font-name="Droid Sans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Способ использования BGImage, аналогичен использованию sfImage из sfImageTransform (см. </text:span><text:bookmark-start text:name="__DdeLink__15_647486449"/><text:a xlink:type="simple" xlink:href="http://www.symfony-project.org/plugins/sfImageTransformPlugin/1_4_1?tab=plugin_readme"><text:span text:style-name="T3">http://www.symfony-project.org/plugins/sfImageTransformPlugin/1_4_1?tab=plugin_readme</text:span></text:a><text:bookmark-end text:name="__DdeLink__15_647486449"/><text:span text:style-name="T2">)</text:span></text:p>
      <text:p text:style-name="P2"/>
      <text:p text:style-name="P2">$oImage = new BGImage( $sImagePath );</text:p>
      <text:p text:style-name="P2">$oImage-&gt;resize( 400 )-&gt;text( 'Текст на изображении!', 10, 50, 25, 'DejaVuSans', '#000000' );</text:p>
      <text:p text:style-name="P2"/>
      <text:p text:style-name="P2">Получить url картинки можно либо явно, вызвав Fetch(), или неявно, при приведении к строке (__toString()). То есть, для примера выше, следующие вызовы: </text:p>
      <text:p text:style-name="P2">&lt;img src="&lt;?=$oImage?&gt;" alt="Картинка с текстом"/&gt;</text:p>
      <text:p text:style-name="P2"><text:s/>и </text:p>
      <text:p text:style-name="P2">&lt;?$sImageUrl = $oImage-&gt;Fetch();?&gt;</text:p>
      <text:p text:style-name="P2">&lt;img src="&lt;?=$sImageUrl?&gt;" alt="<text:bookmark-start text:name="__DdeLink__224_525116975"/>Картинка с текстом<text:bookmark-end text:name="__DdeLink__224_525116975"/>"/&gt;</text:p>
      <text:p text:style-name="P2">приведут к аналогичному результату</text:p>
      <text:p text:style-name="P2">&lt;img src="/upload/images/775/d38476382cbe82e38037c76c9ed33_image.png" alt="Картинка с текстом"&gt;</text:p>
      <text:p text:style-name="P2"/>
      <text:p text:style-name="P3">Конфиг</text:p>
      <text:p text:style-name="P2"/>
      <text:p text:style-name="P2">&lt;Путь к гему&gt;/options/options.php</text:p>
      <text:p text:style-name="P2"/>
      <text:p text:style-name="P2">default_adapter — Адаптер по умолчанию. Какой адаптер плагин попытается использовать, чтобы провести преобразование. (поддерживаются GD и ImageMagick)</text:p>
      <text:p text:style-name="P1">default_image — свойства изображения, при создании объекта BGImage вызовом конструктора без параметров</text:p>
      <text:p text:style-name="P1">font_dir — каталог со шрифтами. Отсюда берутся шрифты для трансформаций, их использующих</text:p>
      <text:p text:style-name="Standard"><text:span text:style-name="T2">mime_type — использовать ли авто-определение формата изображения, и какую библиотеку использовать для распознавания (поддерживаются <text:s/></text:span><text:span text:style-name="Source_20_Text"><text:span text:style-name="T1">gd_mime_type (GD), Fileinfo (PECL), MIME_Type (PEAR) )</text:span></text:span></text:p>
      <text:p text:style-name="P2">image_cache_dir — каталог с кешем трансформированных изображений</text:p>
      <text:p text:style-name="P2">presets — массив предустановленных трансформаций (пресетов)</text:p>
      <text:p text:style-name="P2"/>
      <text:p text:style-name="P2"/>
      <text:p text:style-name="P3">Пресеты</text:p>
      <text:p text:style-name="P2"/>
      <text:p text:style-name="P2">Пресет — сохраненный набор трансформаций над изображением. Зачем нужны? В кода больше семантики, трансформации пишутся в одну строку.</text:p>
      <text:p text:style-name="P2"/>
      <text:p text:style-name="P2">формат пресета в конфиге:</text:p>
      <text:p text:style-name="P2"><text:s text:c="2"/>array (</text:p>
      <text:p text:style-name="P2"><text:s text:c="4"/>&lt;Название пресета&gt; =&gt; </text:p>
      <text:p text:style-name="P2"><text:s text:c="4"/>array (</text:p>
      <text:p text:style-name="P2"><text:s text:c="6"/>'quality' =&gt; &lt;качество 0-100&gt;, </text:p>
      <text:p text:style-name="P2"><text:s text:c="6"/>'mime_type' =&gt; &lt;mime-тип&gt;, </text:p>
      <text:p text:style-name="P2"><text:s text:c="6"/>'transformations' =&gt; </text:p>
      <text:p text:style-name="P2"><text:soft-page-break/><text:s text:c="6"/>array (</text:p>
      <text:p text:style-name="P2"><text:s text:c="8"/>array (</text:p>
      <text:p text:style-name="P2"><text:s text:c="10"/>'transformation' =&gt; &lt;название трансформации&gt;,</text:p>
      <text:p text:style-name="P2"><text:s text:c="10"/>'args' =&gt; &lt;массив аргументов&gt;</text:p>
      <text:p text:style-name="P2"><text:s text:c="8"/>),</text:p>
      <text:p text:style-name="P2"><text:tab/>&lt;еще трансформации&gt;</text:p>
      <text:p text:style-name="P2"><text:s text:c="6"/>),</text:p>
      <text:p text:style-name="P2"><text:s text:c="4"/>),</text:p>
      <text:p text:style-name="P2"/>
      <text:p text:style-name="P2">Все поля в пресете - необязательные</text:p>
      <text:p text:style-name="P2"/>
      <text:p text:style-name="P2">Пример пресета:</text:p>
      <text:p text:style-name="P2"/>
      <text:p text:style-name="P2"><text:bookmark-start text:name="__DdeLink__17_647486449"/>'galleryThumbnail' =&gt; </text:p>
      <text:p text:style-name="P2"><text:s text:c="4"/>array (</text:p>
      <text:p text:style-name="P2"><text:s text:c="6"/>'quality' =&gt; '75',</text:p>
      <text:p text:style-name="P2"><text:s text:c="6"/>'transformations' =&gt; </text:p>
      <text:p text:style-name="P2"><text:s text:c="6"/>array (</text:p>
      <text:p text:style-name="P2"><text:s text:c="8"/>array (</text:p>
      <text:p text:style-name="P2"><text:s text:c="10"/>'transformation' =&gt; 'resize',</text:p>
      <text:p text:style-name="P2"><text:s text:c="10"/>'args' =&gt; </text:p>
      <text:p text:style-name="P2"><text:s text:c="10"/>array (</text:p>
      <text:p text:style-name="P2"><text:s text:c="12"/>'height' =&gt; '67',</text:p>
      <text:p text:style-name="P2"><text:s text:c="10"/>),</text:p>
      <text:p text:style-name="P2"><text:s text:c="8"/>),</text:p>
      <text:p text:style-name="P2"><text:s text:c="6"/>),</text:p>
      <text:p text:style-name="P2"><text:s text:c="4"/>),</text:p>
      <text:p text:style-name="P2"><text:bookmark-end text:name="__DdeLink__17_647486449"/></text:p>
      <text:p text:style-name="P2">Кроме задания пресета в конфиге, можно задавать их прямо в коде. Для приведенного выше примера:</text:p>
      <text:p text:style-name="P2"><text:bookmark-start text:name="__DdeLink__20_647486449"/>BGImageHelper::addPreset(</text:p>
      <text:p text:style-name="P2"><text:s text:c="4"/>'galleryThumbnail', </text:p>
      <text:p text:style-name="P2"><text:s text:c="4"/>array (</text:p>
      <text:p text:style-name="P2"><text:s text:c="6"/>'quality' =&gt; '75',</text:p>
      <text:p text:style-name="P2"><text:s text:c="6"/>'transformations' =&gt; </text:p>
      <text:p text:style-name="P2"><text:s text:c="6"/>array (</text:p>
      <text:p text:style-name="P2"><text:s text:c="8"/>array (</text:p>
      <text:p text:style-name="P2"><text:s text:c="10"/>'transformation' =&gt; 'resize',</text:p>
      <text:p text:style-name="P2"><text:s text:c="10"/>'args' =&gt; </text:p>
      <text:p text:style-name="P2"><text:s text:c="10"/>array (</text:p>
      <text:p text:style-name="P2"><text:s text:c="12"/>'height' =&gt; '67',</text:p>
      <text:p text:style-name="P2"><text:s text:c="10"/>),</text:p>
      <text:p text:style-name="P2"><text:s text:c="8"/>),</text:p>
      <text:p text:style-name="P2"><text:s text:c="6"/>),</text:p>
      <text:p text:style-name="P2"><text:s text:c="4"/>),</text:p>
      <text:p text:style-name="P2"><text:s text:c="2"/>));<text:bookmark-end text:name="__DdeLink__20_647486449"/></text:p>
      <text:p text:style-name="P2"/>
      <text:p text:style-name="P2">Вызывать пресет можно как и обычные трансформации, вызывая метод у объекта <text:soft-page-break/>BGImage:</text:p>
      <text:p text:style-name="P2">$oImage = new BGImage($sImageUrl);</text:p>
      <text:p text:style-name="P2"><text:bookmark-start text:name="__DdeLink__23_647486449"/>$oImage-&gt;galleryThumbnail()<text:bookmark-end text:name="__DdeLink__23_647486449"/></text:p>
      <text:p text:style-name="P2">так и через сокращенную запись, используя BGImageHelper:</text:p>
      <text:p text:style-name="P2">BGImageHepler::usePreset('galleryThumbnail', $sImageUrl);</text:p>
      <text:p text:style-name="P2"/>
      <text:p text:style-name="P2"/>
      <text:p text:style-name="P2">Кроме трансформаций, из BGImage можно дернуть инфу об изображении. Скажем, если мы хотим ресайзить картинку до 300 пикселей, только если она больше этих 300 пикселей в ширину, то выглядеть наш код будет вот так:</text:p>
      <text:p text:style-name="P2"/>
      <text:p text:style-name="P2">$oImage = new BGImage($sImageUrl);</text:p>
      <text:p text:style-name="P2">if($oImage-&gt;width &gt; 300){</text:p>
      <text:p text:style-name="P2"><text:tab/>$oImage-&gt;resize(300);</text:p>
      <text:p text:style-name="P2">}</text:p>
      <text:p text:style-name="P2"/>
      <text:p text:style-name="P2">За списком возможных трансформаций можно обратиться на сайт плагина sfImageTransform (<text:a xlink:type="simple" xlink:href="http://www.symfony-project.org/plugins/sfImageTransformPlugin/1_4_1?tab=plugin_readme">http://www.symfony-project.org/plugins/sfImageTransformPlugin/1_4_1?tab=plugin_readme</text:a>), либо посмотреть в коде :-) (&lt;Путь к гему&gt;/lib/sfTransformPlugin/lib/transforms/)</text:p>
      <text:p text:style-name="P2"/>
      <text:p text:style-name="P2">О создании новых трансформаций можно прочесть там ж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11cm" fo:margin-bottom="0.861cm" fo:margin-left="0.852cm" fo:margin-right="0.65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7T11:21:25</meta:creation-date>
    <dc:date>2011-05-30T09:44:06</dc:date>
    <meta:editing-duration>PT01H48M40S</meta:editing-duration>
    <meta:editing-cycles>23</meta:editing-cycles>
    <meta:generator>OpenOffice.org/3.2$Unix OpenOffice.org_project/320m12$Build-9483</meta:generator>
    <meta:document-statistic meta:table-count="0" meta:image-count="0" meta:object-count="0" meta:page-count="3" meta:paragraph-count="80" meta:word-count="382" meta:character-count="3428"/>
  </office:meta>
</office:document-meta>
</file>